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resh soil g</text:p>
          </table:table-cell>
          <table:table-cell table:style-name="Default" office:value-type="string" calcext:value-type="string">
            <text:p>GWC</text:p>
          </table:table-cell>
          <table:table-cell office:value-type="string" calcext:value-type="string">
            <text:p>Dry soil g</text:p>
          </table:table-cell>
          <table:table-cell office:value-type="string" calcext:value-type="string">
            <text:p>Soil H2O mL</text:p>
          </table:table-cell>
          <table:table-cell office:value-type="string" calcext:value-type="string">
            <text:p>Added H2O mL</text:p>
          </table:table-cell>
          <table:table-cell table:style-name="ce1" office:value-type="string" calcext:value-type="string">
            <text:p>Particle density gcm3</text:p>
          </table:table-cell>
          <table:table-cell table:style-name="ce1" office:value-type="string" calcext:value-type="string">
            <text:p>Dry soil ml</text:p>
          </table:table-cell>
          <table:table-cell table:style-name="ce1" office:value-type="string" calcext:value-type="string">
            <text:p>Vol added ml</text:p>
          </table:table-cell>
          <table:table-cell table:style-name="ce1" office:value-type="string" calcext:value-type="string">
            <text:p>Total vol ml</text:p>
          </table:table-cell>
          <table:table-cell table:style-name="ce1" office:value-type="string" calcext:value-type="string">
            <text:p>Actual headspace ml</text:p>
          </table:table-cell>
          <table:table-cell table:style-name="ce1" office:value-type="string" calcext:value-type="string">
            <text:p>Standard ppm</text:p>
          </table:table-cell>
          <table:table-cell table:style-name="ce1" office:value-type="string" calcext:value-type="string">
            <text:p>Target ppm</text:p>
          </table:table-cell>
          <table:table-cell table:style-name="ce1" office:value-type="string" calcext:value-type="string">
            <text:p>Standard vol</text:p>
          </table:table-cell>
        </table:table-row>
        <table:table-row table:style-name="ro1">
          <table:table-cell table:style-name="ce1" office:value-type="float" office:value="50" calcext:value-type="float">
            <text:p>50.00</text:p>
          </table:table-cell>
          <table:table-cell office:value-type="float" office:value="0.35" calcext:value-type="float">
            <text:p>0.35</text:p>
          </table:table-cell>
          <table:table-cell table:formula="of:=[.A2]-([.A2]*[.B2])" office:value-type="float" office:value="32.5" calcext:value-type="float">
            <text:p>32.50</text:p>
          </table:table-cell>
          <table:table-cell table:style-name="Default" table:formula="of:=[.A2]*[.B2]" office:value-type="float" office:value="17.5" calcext:value-type="float">
            <text:p>17.5</text:p>
          </table:table-cell>
          <table:table-cell table:style-name="Default" office:value-type="float" office:value="3.5" calcext:value-type="float">
            <text:p>3.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table:formula="of:=[.C2]/[.F2]" office:value-type="float" office:value="34.2105263157895" calcext:value-type="float">
            <text:p>34.21</text:p>
          </table:table-cell>
          <table:table-cell table:style-name="ce1" table:formula="of:=[.G2]+[.B2]+[.A2]" office:value-type="float" office:value="84.5605263157895" calcext:value-type="float">
            <text:p>84.56</text:p>
          </table:table-cell>
          <table:table-cell table:style-name="ce1" office:value-type="float" office:value="481.08" calcext:value-type="float">
            <text:p>481.08</text:p>
          </table:table-cell>
          <table:table-cell table:style-name="ce1" table:formula="of:=[.I2]-[.H2]" office:value-type="float" office:value="396.519473684211" calcext:value-type="float">
            <text:p>396.52</text:p>
          </table:table-cell>
          <table:table-cell table:style-name="ce1" office:value-type="float" office:value="990000" calcext:value-type="float">
            <text:p>990000.00</text:p>
          </table:table-cell>
          <table:table-cell table:style-name="ce1" office:value-type="float" office:value="1000" calcext:value-type="float">
            <text:p>1000.00</text:p>
          </table:table-cell>
          <table:table-cell table:style-name="ce1" table:formula="of:=[.J2]*[.L2]/[.K2]" office:value-type="float" office:value="0.400524720893142" calcext:value-type="float">
            <text:p>0.40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formula="of:=[.G2]+[.E2]+[.D2]" office:value-type="float" office:value="55.2105263157895" calcext:value-type="float">
            <text:p>55.2105263157895</text:p>
          </table:table-cell>
          <table:table-cell table:style-name="ce1" office:value-type="float" office:value="481.08" calcext:value-type="float">
            <text:p>481.08</text:p>
          </table:table-cell>
          <table:table-cell table:style-name="ce1" table:formula="of:=[.I3]-[.H3]" office:value-type="float" office:value="425.869473684211" calcext:value-type="float">
            <text:p>425.87</text:p>
          </table:table-cell>
          <table:table-cell table:style-name="ce1" office:value-type="float" office:value="990000" calcext:value-type="float">
            <text:p>990000.00</text:p>
          </table:table-cell>
          <table:table-cell table:style-name="ce1" office:value-type="float" office:value="1000" calcext:value-type="float">
            <text:p>1000.00</text:p>
          </table:table-cell>
          <table:table-cell table:style-name="ce1" table:formula="of:=[.J3]*[.L3]/[.K3]" office:value-type="float" office:value="0.430171185539607" calcext:value-type="float">
            <text:p>0.43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Fresh soil added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Gravimetric water content of potting mix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string" calcext:value-type="string">
            <text:p>g/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Particle density of potting mix</text:p>
          </table:table-cell>
          <table:table-cell table:style-name="Default" office:value-type="float" office:value="0.96" calcext:value-type="float">
            <text:p>0.96</text:p>
          </table:table-cell>
          <table:table-cell table:style-name="Default" office:value-type="string" calcext:value-type="string">
            <text:p>g/ml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Mason Jar volume</text:p>
          </table:table-cell>
          <table:table-cell table:style-name="Default" office:value-type="float" office:value="481.08" calcext:value-type="float">
            <text:p>481.08</text:p>
          </table:table-cell>
          <table:table-cell table:style-name="Default" office:value-type="string" calcext:value-type="string">
            <text:p>ml</text:p>
          </table:table-cell>
          <table:table-cell table:style-name="Default"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1" office:value-type="string" calcext:value-type="string">
            <text:p>Jar Volum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Jar</text:p>
          </table:table-cell>
          <table:table-cell office:value-type="string" calcext:value-type="string">
            <text:p>jar_g</text:p>
          </table:table-cell>
          <table:table-cell office:value-type="string" calcext:value-type="string">
            <text:p>jar_water_g</text:p>
          </table:table-cell>
          <table:table-cell office:value-type="string" calcext:value-type="string">
            <text:p>water_g</text:p>
          </table:table-cell>
          <table:table-cell office:value-type="string" calcext:value-type="string">
            <text:p>total_ml</text:p>
          </table:table-cell>
          <table:table-cell table:number-columns-repeated="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08.78" calcext:value-type="float">
            <text:p>308.78</text:p>
          </table:table-cell>
          <table:table-cell office:value-type="float" office:value="790.81" calcext:value-type="float">
            <text:p>790.81</text:p>
          </table:table-cell>
          <table:table-cell table:formula="of:=[.C13]-[.B13]" office:value-type="float" office:value="482.03" calcext:value-type="float">
            <text:p>482.03</text:p>
          </table:table-cell>
          <table:table-cell table:formula="of:=[.D13]" office:value-type="float" office:value="482.03" calcext:value-type="float">
            <text:p>482.03</text:p>
          </table:table-cell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304.93" calcext:value-type="float">
            <text:p>304.93</text:p>
          </table:table-cell>
          <table:table-cell office:value-type="float" office:value="787.43" calcext:value-type="float">
            <text:p>787.43</text:p>
          </table:table-cell>
          <table:table-cell table:formula="of:=[.C14]-[.B14]" office:value-type="float" office:value="482.5" calcext:value-type="float">
            <text:p>482.50</text:p>
          </table:table-cell>
          <table:table-cell table:formula="of:=[.D14]" office:value-type="float" office:value="482.5" calcext:value-type="float">
            <text:p>482.50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308.71" calcext:value-type="float">
            <text:p>308.71</text:p>
          </table:table-cell>
          <table:table-cell office:value-type="float" office:value="790.22" calcext:value-type="float">
            <text:p>790.22</text:p>
          </table:table-cell>
          <table:table-cell table:formula="of:=[.C15]-[.B15]" office:value-type="float" office:value="481.51" calcext:value-type="float">
            <text:p>481.51</text:p>
          </table:table-cell>
          <table:table-cell table:formula="of:=[.D15]" office:value-type="float" office:value="481.51" calcext:value-type="float">
            <text:p>481.51</text:p>
          </table:table-cell>
          <table:table-cell table:number-columns-repeated="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08.15" calcext:value-type="float">
            <text:p>308.15</text:p>
          </table:table-cell>
          <table:table-cell office:value-type="float" office:value="787.29" calcext:value-type="float">
            <text:p>787.29</text:p>
          </table:table-cell>
          <table:table-cell table:formula="of:=[.C16]-[.B16]" office:value-type="float" office:value="479.14" calcext:value-type="float">
            <text:p>479.14</text:p>
          </table:table-cell>
          <table:table-cell table:formula="of:=[.D16]" office:value-type="float" office:value="479.14" calcext:value-type="float">
            <text:p>479.14</text:p>
          </table:table-cell>
          <table:table-cell table:number-columns-repeated="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309.32" calcext:value-type="float">
            <text:p>309.32</text:p>
          </table:table-cell>
          <table:table-cell office:value-type="float" office:value="789.54" calcext:value-type="float">
            <text:p>789.54</text:p>
          </table:table-cell>
          <table:table-cell table:formula="of:=[.C17]-[.B17]" office:value-type="float" office:value="480.22" calcext:value-type="float">
            <text:p>480.22</text:p>
          </table:table-cell>
          <table:table-cell table:formula="of:=[.D17]" office:value-type="float" office:value="480.22" calcext:value-type="float">
            <text:p>480.22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mean</text:p>
          </table:table-cell>
          <table:table-cell table:formula="of:=AVERAGE([.E13:.E17])" office:value-type="float" office:value="481.08" calcext:value-type="float">
            <text:p>481.08</text:p>
          </table:table-cell>
          <table:table-cell table:number-columns-repeated="8"/>
        </table:table-row>
        <table:table-row table:style-name="ro1">
          <table:table-cell table:style-name="ce1"/>
          <table:table-cell table:number-columns-repeated="2"/>
          <table:table-cell office:value-type="string" calcext:value-type="string">
            <text:p>sd</text:p>
          </table:table-cell>
          <table:table-cell table:formula="of:=STDEV([.E13:.E17])" office:value-type="float" office:value="1.37903952082599" calcext:value-type="float">
            <text:p>1.3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1:52:15.294516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Morris</meta:initial-creator>
    <meta:creation-date>2019-05-20T12:38:38.794866005</meta:creation-date>
    <dc:date>2019-10-31T11:54:40.736849844</dc:date>
    <dc:creator>Andrew Morris</dc:creator>
    <meta:editing-duration>PT15M14S</meta:editing-duration>
    <meta:editing-cycles>3</meta:editing-cycles>
    <meta:generator>LibreOffice/6.2.7.1$Linux_X86_64 LibreOffice_project/20$Build-1</meta:generator>
    <meta:document-statistic meta:table-count="1" meta:cell-count="79" meta:object-count="0"/>
  </office:meta>
</office:document-meta>
</file>